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face style:name="Noto Sans CJK SC Light" svg:font-family="'Noto Sans CJK SC Light'" style:font-family-generic="swiss"/>
    <style:font-face style:name="Noto Sans Devanagari" svg:font-family="'Noto Sans Devanagari'" style:font-family-generic="system" style:font-pitch="variable"/>
    <style:font-face style:name="Noto Serif" svg:font-family="'Noto Serif'" style:font-adornments="Bold" style:font-family-generic="roman" style:font-pitch="variable"/>
    <style:font-face style:name="Noto Serif CJK SC" svg:font-family="'Noto Serif CJK SC'" style:font-family-generic="system" style:font-pitch="variable"/>
    <style:font-face style:name="Noto Serif CJK SC Black" svg:font-family="'Noto Serif CJK SC Black'" style:font-family-generic="roman"/>
    <style:font-face style:name="Noto Serif CJK SC Light" svg:font-family="'Noto Serif CJK SC Light'" style:font-adornments="Italic" style:font-family-generic="roman" style:font-pitch="variable"/>
    <style:font-face style:name="Noto Serif CJK SC Light1" svg:font-family="'Noto Serif CJK SC Light'" style:font-adornments="Regular" style:font-family-generic="roman" style:font-pitch="variable"/>
    <style:font-face style:name="Noto Serif1" svg:font-family="'Noto Serif'" style:font-adornments="Italic" style:font-family-generic="roman" style:font-pitch="variable"/>
    <style:font-face style:name="Noto Serif2" svg:font-family="'Noto Serif'" style:font-adornments="Regular" style:font-family-generic="roman" style:font-pitch="variable"/>
  </office:font-face-decls>
  <office:automatic-styles>
    <style:style style:name="Table1" style:family="table">
      <style:table-properties style:width="6.925in" table:align="margins"/>
    </style:style>
    <style:style style:name="Table1.A" style:family="table-column">
      <style:table-column-properties style:column-width="0.6007in" style:rel-column-width="5684*"/>
    </style:style>
    <style:style style:name="Table1.B" style:family="table-column">
      <style:table-column-properties style:column-width="2.1813in" style:rel-column-width="20642*"/>
    </style:style>
    <style:style style:name="Table1.C" style:family="table-column">
      <style:table-column-properties style:column-width="0.8208in" style:rel-column-width="7767*"/>
    </style:style>
    <style:style style:name="Table1.D" style:family="table-column">
      <style:table-column-properties style:column-width="3.3222in" style:rel-column-width="314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fo:font-size="8pt" officeooo:paragraph-rsid="0015a564" style:font-size-asian="8pt" style:font-size-complex="8pt"/>
    </style:style>
    <style:style style:name="P2" style:family="paragraph" style:parent-style-name="Footer">
      <style:paragraph-properties fo:text-align="center" style:justify-single-word="false"/>
      <style:text-properties fo:font-size="8pt" style:font-size-asian="8pt" style:font-size-complex="8pt"/>
    </style:style>
    <style:style style:name="P3" style:family="paragraph" style:parent-style-name="Footer">
      <style:paragraph-properties fo:text-align="center" style:justify-single-word="false"/>
      <style:text-properties fo:font-size="8pt" officeooo:paragraph-rsid="00037b26" style:font-size-asian="8pt" style:font-size-complex="8pt"/>
    </style:style>
    <style:style style:name="P4" style:family="paragraph" style:parent-style-name="Header">
      <style:text-properties fo:font-size="8pt" style:font-size-asian="7pt" style:font-size-complex="8pt"/>
    </style:style>
    <style:style style:name="P5" style:family="paragraph" style:parent-style-name="Header">
      <style:paragraph-properties fo:text-align="end" style:justify-single-word="false"/>
      <style:text-properties fo:font-size="8pt" officeooo:paragraph-rsid="0005e54c" style:font-size-asian="7pt" style:font-size-complex="8pt"/>
    </style:style>
    <style:style style:name="P6" style:family="paragraph" style:parent-style-name="Horizontal_20_Line">
      <style:paragraph-properties fo:text-align="end" style:justify-single-word="false"/>
      <style:text-properties officeooo:paragraph-rsid="0005e54c"/>
    </style:style>
    <style:style style:name="P7" style:family="paragraph" style:parent-style-name="Frame_20_contents">
      <style:paragraph-properties fo:margin-top="0in" fo:margin-bottom="0in" style:contextual-spacing="false"/>
    </style:style>
    <style:style style:name="P8" style:family="paragraph" style:parent-style-name="Frame_20_contents">
      <style:paragraph-properties fo:margin-top="0in" fo:margin-bottom="0in" style:contextual-spacing="false"/>
      <style:text-properties officeooo:rsid="0028c464" officeooo:paragraph-rsid="0028c464"/>
    </style:style>
    <style:style style:name="P9" style:family="paragraph" style:parent-style-name="Table_20_Contents">
      <style:text-properties officeooo:rsid="0028c464" officeooo:paragraph-rsid="0028c464"/>
    </style:style>
    <style:style style:name="P10" style:family="paragraph" style:parent-style-name="Text_20_body">
      <style:text-properties officeooo:rsid="0028c464" officeooo:paragraph-rsid="0028c464"/>
    </style:style>
    <style:style style:name="P11" style:family="paragraph" style:parent-style-name="Table_20_Contents">
      <style:text-properties officeooo:paragraph-rsid="0028c464"/>
    </style:style>
    <style:style style:name="P12" style:family="paragraph" style:parent-style-name="Text_20_body">
      <style:text-properties officeooo:paragraph-rsid="0028c464"/>
    </style:style>
    <style:style style:name="P13" style:family="paragraph" style:parent-style-name="Table_20_Contents">
      <style:text-properties fo:font-weight="bold" officeooo:rsid="0028c464" officeooo:paragraph-rsid="0028c464" style:font-weight-asian="bold" style:font-weight-complex="bold"/>
    </style:style>
    <style:style style:name="P14" style:family="paragraph" style:parent-style-name="Text_20_body">
      <style:text-properties officeooo:rsid="00263934" officeooo:paragraph-rsid="0028c464"/>
    </style:style>
    <style:style style:name="P15" style:family="paragraph" style:parent-style-name="Heading_20_3">
      <style:paragraph-properties fo:break-before="page"/>
      <style:text-properties officeooo:rsid="0028c464" officeooo:paragraph-rsid="0028c464"/>
    </style:style>
    <style:style style:name="P16" style:family="paragraph" style:parent-style-name="Heading_20_4">
      <style:paragraph-properties fo:break-before="page"/>
    </style:style>
    <style:style style:name="P17" style:family="paragraph" style:parent-style-name="Heading_20_4">
      <style:text-properties officeooo:rsid="0028c464" officeooo:paragraph-rsid="0028c464"/>
    </style:style>
    <style:style style:name="P18" style:family="paragraph" style:parent-style-name="Heading_20_4">
      <style:paragraph-properties fo:break-before="page"/>
      <style:text-properties officeooo:rsid="0028c464" officeooo:paragraph-rsid="0028c464"/>
    </style:style>
    <style:style style:name="P19" style:family="paragraph" style:parent-style-name="Heading_20_4">
      <style:text-properties officeooo:paragraph-rsid="0028c464"/>
    </style:style>
    <style:style style:name="P20" style:family="paragraph" style:parent-style-name="Text_20_body" style:list-style-name="L1">
      <style:text-properties officeooo:paragraph-rsid="0028c464"/>
    </style:style>
    <style:style style:name="P21" style:family="paragraph" style:parent-style-name="Text_20_body" style:list-style-name="L1">
      <style:text-properties officeooo:rsid="00263934" officeooo:paragraph-rsid="0028c464"/>
    </style:style>
    <style:style style:name="P22" style:family="paragraph" style:parent-style-name="Text_20_body" style:list-style-name="L1">
      <style:text-properties officeooo:rsid="0028c464" officeooo:paragraph-rsid="0028c464"/>
    </style:style>
    <style:style style:name="P23" style:family="paragraph" style:parent-style-name="Text_20_body">
      <style:text-properties officeooo:rsid="0028c464" officeooo:paragraph-rsid="0028c464"/>
    </style:style>
    <style:style style:name="T1" style:family="text">
      <style:text-properties officeooo:rsid="00036993"/>
    </style:style>
    <style:style style:name="T2" style:family="text">
      <style:text-properties fo:font-style="italic" style:font-style-asian="italic" style:font-style-complex="italic"/>
    </style:style>
    <style:style style:name="T3" style:family="text">
      <style:text-properties fo:font-style="italic" officeooo:rsid="00263934" style:font-style-asian="italic" style:font-style-complex="italic"/>
    </style:style>
    <style:style style:name="T4" style:family="text">
      <style:text-properties fo:font-style="italic" officeooo:rsid="0028c464"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263934" style:font-style-asian="italic" style:font-weight-asian="bold" style:font-style-complex="italic" style:font-weight-complex="bold"/>
    </style:style>
    <style:style style:name="T7" style:family="text">
      <style:text-properties fo:font-style="italic" fo:font-weight="bold" officeooo:rsid="0029d072"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weight="bold" style:font-weight-asian="bold" style:font-weight-complex="bold"/>
    </style:style>
    <style:style style:name="T10" style:family="text">
      <style:text-properties fo:font-weight="bold" officeooo:rsid="0028c464" style:font-weight-asian="bold" style:font-weight-complex="bold"/>
    </style:style>
    <style:style style:name="T11" style:family="text">
      <style:text-properties fo:font-weight="bold" officeooo:rsid="00263934" style:font-weight-asian="bold" style:font-weight-complex="bold"/>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officeooo:rsid="00263934"/>
    </style:style>
    <style:style style:name="T14" style:family="text">
      <style:text-properties officeooo:rsid="0028c464"/>
    </style:style>
    <style:style style:name="T15" style:family="text">
      <style:text-properties officeooo:rsid="0029d072"/>
    </style:style>
    <style:style style:name="T16" style:family="text">
      <style:text-properties officeooo:rsid="002af01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10" text:separation-character="." text:name="Text"/>
        <text:sequence-decl text:display-outline-level="0" text:name="Drawing"/>
        <text:sequence-decl text:display-outline-level="0" text:name="Figure"/>
      </text:sequence-decls>
      <text:h text:style-name="P15" text:outline-level="3">Libraries Organization</text:h>
      <text:p text:style-name="P12">Fortunately, both shell types share the same limitations for both their functions and variables naming conventions. Understand that both shells do not have scoping capabilities so any constant, public, private scoping interpretation is strictly through naming convention. <text:span text:style-name="T2">All functions shall be re-importable as the same definitions over and over again so the naming convention plays a vital roles in libraries organization</text:span> (see later sections).</text:p>
      <text:p text:style-name="P12"/>
      <text:h text:style-name="Heading_20_4" text:outline-level="4">Basic Layering <text:span text:style-name="T16">Concept</text:span></text:h>
      <text:p text:style-name="P14">you SHALL do the following for both functions and variables in both shell types:</text:p>
      <text:list text:style-name="L1">
        <text:list-item>
          <text:p text:style-name="P21">Comply to the lead underscoring naming convention to indicates its deepness:</text:p>
          <text:list>
            <text:list-item>
              <text:p text:style-name="P20"><text:span text:style-name="T10">Layer</text:span><text:span text:style-name="T11"> 0 lowercase</text:span><text:span text:style-name="T13"> – indicates an </text:span><text:span text:style-name="T14">internally used</text:span><text:span text:style-name="T13"> entity (e.g. </text:span><text:span text:style-name="T3">$pkg</text:span><text:span text:style-name="T13">, </text:span><text:span text:style-name="T4">$data</text:span><text:span text:style-name="T13">).</text:span></text:p>
            </text:list-item>
            <text:list-item>
              <text:p text:style-name="P20"><text:span text:style-name="T10">Layer</text:span><text:span text:style-name="T11"> 0 UPPERCASE</text:span><text:span text:style-name="T13"> – indicates an exportable “constants” or a library suite (e.g </text:span><text:span text:style-name="T6">STRINGS_</text:span><text:span text:style-name="T3">Fx_Name</text:span><text:span text:style-name="T13">, </text:span><text:span text:style-name="T6">STRINGS-</text:span><text:span text:style-name="T3">Fx-Name</text:span><text:span text:style-name="T13">, </text:span><text:span text:style-name="T6">$PROJECT_PATH_ROOT</text:span><text:span text:style-name="T13">).</text:span></text:p>
            </text:list-item>
            <text:list-item>
              <text:p text:style-name="P20"><text:span text:style-name="T10">Layer</text:span><text:span text:style-name="T11"> 1 lowercase</text:span><text:span text:style-name="T13"> – indicates private entity (e.g. </text:span><text:span text:style-name="T3">$_target</text:span><text:span text:style-name="T13">)</text:span></text:p>
            </text:list-item>
            <text:list-item>
              <text:p text:style-name="P20"><text:span text:style-name="T10">Layer</text:span><text:span text:style-name="T11"> 2 lowercase</text:span><text:span text:style-name="T13"> – indicate private and frequently disposable entity (e.g. </text:span><text:span text:style-name="T3">$__ret</text:span><text:span text:style-name="T13">)</text:span></text:p>
            </text:list-item>
            <text:list-item>
              <text:p text:style-name="P22"><text:span text:style-name="T9">Layer 3 lowercase</text:span> – indicate an internally used entity inside a library.</text:p>
            </text:list-item>
          </text:list>
        </text:list-item>
        <text:list-item>
          <text:p text:style-name="P20"><text:span text:style-name="T11">Deepness level SHALL NOT go beyond </text:span><text:span text:style-name="T10">layer</text:span><text:span text:style-name="T11"> 3</text:span><text:span text:style-name="T13">. If you do, it signifies you have a problem with re-organization (see next section).</text:span></text:p>
        </text:list-item>
        <text:list-item>
          <text:p text:style-name="P22">For privately scoped function, prepend the word “<text:span text:style-name="T8">Subroutine-</text:span>” to avoid naming conflict and easily called by exernal (since all functions are exported regardless).</text:p>
        </text:list-item>
      </text:list>
      <text:p text:style-name="P10"/>
      <text:h text:style-name="P16" text:outline-level="4">Architectur<text:span text:style-name="T14">al</text:span> Layers</text:h>
      <text:p text:style-name="P10">AutomataCI’s libraries are organized into multi-layers architecturally. Table <text:sequence-ref text:reference-format="category-and-value" text:ref-name="refText0">1.1.1.2.1</text:sequence-ref><text:s/>tabulates all the layers accordingly.</text:p>
      <text:p text:style-name="Table"><text:span text:style-name="T14">Table</text:span> <text:sequence text:ref-name="refText0" text:name="Text" text:formula="ooow:Text+1" style:num-format="1">1.1.1.2.1</text:sequence>: <text:span text:style-name="T14">AutomataCI Libraries Architectural Layers</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3">Layer</text:p>
          </table:table-cell>
          <table:table-cell table:style-name="Table1.A1" office:value-type="string">
            <text:p text:style-name="P13">File</text:p>
          </table:table-cell>
          <table:table-cell table:style-name="Table1.A1" office:value-type="string">
            <text:p text:style-name="P13">Trigger</text:p>
          </table:table-cell>
          <table:table-cell table:style-name="Table1.D1" office:value-type="string">
            <text:p text:style-name="P13">Descriptions</text:p>
          </table:table-cell>
        </table:table-row>
        <table:table-row>
          <table:table-cell table:style-name="Table1.A2" table:number-rows-spanned="2" office:value-type="string">
            <text:p text:style-name="P9">0</text:p>
          </table:table-cell>
          <table:table-cell table:style-name="Table1.A2" office:value-type="string">
            <text:p text:style-name="Table_20_Contents">automataCI/ci.sh.ps1 </text:p>
          </table:table-cell>
          <table:table-cell table:style-name="Table1.A2" office:value-type="string">
            <text:p text:style-name="P9">Execute</text:p>
          </table:table-cell>
          <table:table-cell table:style-name="Table1.D2" office:value-type="string">
            <text:p text:style-name="Table_20_Contents">The Polygot executable script to unify user commands independent of OS and CPU architecture.</text:p>
          </table:table-cell>
        </table:table-row>
        <table:table-row>
          <table:covered-table-cell table:style-name="Table1.A2"/>
          <table:table-cell table:style-name="Table1.A2" office:value-type="string">
            <text:p text:style-name="Table_20_Contents">automataCI/ci.sh, automataCI/ci.ps1</text:p>
          </table:table-cell>
          <table:table-cell table:style-name="Table1.A2" office:value-type="string">
            <text:p text:style-name="P9">Source</text:p>
          </table:table-cell>
          <table:table-cell table:style-name="Table1.D2" office:value-type="string">
            <text:p text:style-name="P11">The OS-specific initialization script: .ps1 for PowerShell <text:span text:style-name="T14">on Windows OS</text:span>; .sh for POSIX Shell <text:span text:style-name="T14">on UNIX OSes</text:span>.</text:p>
          </table:table-cell>
        </table:table-row>
        <table:table-row>
          <table:table-cell table:style-name="Table1.A2" table:number-rows-spanned="2" office:value-type="string">
            <text:p text:style-name="P9">1</text:p>
          </table:table-cell>
          <table:table-cell table:style-name="Table1.A2" office:value-type="string">
            <text:p text:style-name="Table_20_Contents">automataCI/[TYPE] </text:p>
          </table:table-cell>
          <table:table-cell table:style-name="Table1.A2" office:value-type="string">
            <text:p text:style-name="P9">Source</text:p>
          </table:table-cell>
          <table:table-cell table:style-name="Table1.D2" office:value-type="string">
            <text:p text:style-name="P9">the job functions.</text:p>
          </table:table-cell>
        </table:table-row>
        <table:table-row>
          <table:covered-table-cell table:style-name="Table1.A2"/>
          <table:table-cell table:style-name="Table1.A2" office:value-type="string">
            <text:p text:style-name="Table_20_Contents">automataCI/_[TYPE]</text:p>
          </table:table-cell>
          <table:table-cell table:style-name="Table1.A2" office:value-type="string">
            <text:p text:style-name="P9">Source</text:p>
          </table:table-cell>
          <table:table-cell table:style-name="Table1.D2" office:value-type="string">
            <text:p text:style-name="P9">the job functions’ subroutine modules when it’s main script is too big.</text:p>
          </table:table-cell>
        </table:table-row>
        <table:table-row>
          <table:table-cell table:style-name="Table1.A2" office:value-type="string">
            <text:p text:style-name="P9">2</text:p>
          </table:table-cell>
          <table:table-cell table:style-name="Table1.A2" office:value-type="string">
            <text:p text:style-name="Table_20_Contents">[TECH]/[CI]/[JOB]</text:p>
          </table:table-cell>
          <table:table-cell table:style-name="Table1.A2" office:value-type="string">
            <text:p text:style-name="P9">Source</text:p>
          </table:table-cell>
          <table:table-cell table:style-name="Table1.D2" office:value-type="string">
            <text:p text:style-name="Table_20_Contents">the tech-specific job recipe that facilitates customization</text:p>
          </table:table-cell>
        </table:table-row>
        <table:table-row>
          <table:table-cell table:style-name="Table1.A2" office:value-type="string">
            <text:p text:style-name="P9">3</text:p>
          </table:table-cell>
          <table:table-cell table:style-name="Table1.A2" office:value-type="string">
            <text:p text:style-name="Table_20_Contents">automataCI/services/* </text:p>
          </table:table-cell>
          <table:table-cell table:style-name="Table1.A2" office:value-type="string">
            <text:p text:style-name="P9">Source</text:p>
          </table:table-cell>
          <table:table-cell table:style-name="Table1.D2" office:value-type="string">
            <text:p text:style-name="Table_20_Contents">the <text:span text:style-name="T14">common</text:span> function libraries’ services.</text:p>
          </table:table-cell>
        </table:table-row>
        <table:table-row>
          <table:table-cell table:style-name="Table1.A2" office:value-type="string">
            <text:p text:style-name="P9">4</text:p>
          </table:table-cell>
          <table:table-cell table:style-name="Table1.A2" office:value-type="string">
            <text:p text:style-name="Table_20_Contents">automataCI/services/io/* </text:p>
          </table:table-cell>
          <table:table-cell table:style-name="Table1.A2" office:value-type="string">
            <text:p text:style-name="P9">Source</text:p>
          </table:table-cell>
          <table:table-cell table:style-name="Table1.D2" office:value-type="string">
            <text:p text:style-name="Table_20_Contents"><text:span text:style-name="T14">The </text:span>primitive function libraries’ service<text:span text:style-name="T14">s</text:span>.</text:p>
          </table:table-cell>
        </table:table-row>
      </table:table>
      <text:p text:style-name="P10"/>
      <text:p text:style-name="P10">As noted above, understand that everything happens in AutomataCI is using source direction with the only exception to <text:span text:style-name="T2">automataCI\ci.sh.ps1</text:span> Polygot script initialization. Hence, unless you’re working on <text:span text:style-name="T2">automataCI\ci.sh.ps1</text:span>, <text:span text:style-name="T9">you shall only use “</text:span><text:span text:style-name="T5">return”</text:span><text:span text:style-name="T7"> </text:span><text:span text:style-name="T9">as the exit command, not “</text:span><text:span text:style-name="T5">exit”</text:span>.</text:p>
      <text:p text:style-name="P10">AutomataCI’s Layer 1 is expected to tell the journey of the CI execution pipeline with 100% pinpoint accuracy working alongside Layer 2. <text:span text:style-name="T5">Both Layer 1 and Layer 2 are strongly encouraged to import and use Layer 3 and Layer 4 libraries for consistency and future-proof themselves</text:span> from low-level OS side changes.</text:p>
      <text:h text:style-name="P16" text:outline-level="4">Internationalization Supported Text Printing</text:h>
      <text:p text:style-name="Text_20_body">It’s duly noted that terminal printout (e.g. <text:span text:style-name="T2">stdout</text:span> &amp; <text:span text:style-name="T2">stderr</text:span>) <text:span text:style-name="T15">with internationalization supports</text:span> is <text:span text:style-name="T9">strictly </text:span><text:span text:style-name="T10">Layer</text:span><text:span text:style-name="T9"> 1 and </text:span><text:span text:style-name="T10">Layer</text:span><text:span text:style-name="T9"> 2 </text:span><text:span text:style-name="T10">ONLY</text:span>. Other layers are forbidden to report anything but <text:span text:style-name="T14">returning an</text:span> exit code.</text:p>
      <text:p text:style-name="Text_20_body"/>
      <text:h text:style-name="P17" text:outline-level="4">Primitive Self-Contained Layer 4 IO Libraries</text:h>
      <text:p text:style-name="P12"><text:span text:style-name="T9">ALL </text:span><text:span text:style-name="T10">Layer</text:span><text:span text:style-name="T9"> 4 library suites MUST BE SELF-CONTAINED</text:span>. This means any library suites falls in <text:span text:style-name="T2">automataCI/services/io/</text:span> directory are primitive building blocks and shall not import anything including each others.</text:p>
      <text:p text:style-name="P10">The main reason is to avoid diamond import pattern and circular/cyclic import problem.</text:p>
      <text:p text:style-name="P10"/>
      <text:h text:style-name="P19" text:outline-level="4">Re-importable Libraries</text:h>
      <text:p text:style-name="P10"><text:span text:style-name="T9">All libraries and functions SHALL BE IMPORTABLE AND RE-IMPORTABLE</text:span>.</text:p>
      <text:p text:style-name="P10">Both shells do not have a concept of library management. Hence, each time a source code imports a library, the same function get re-imported again and again, with the latest version overriding the former. Given which such circumstances, please make sure the functions and variables are re-importable which offers identical functionalities under the same symbol.</text:p>
      <text:p text:style-name="P10"/>
      <text:h text:style-name="P18" text:outline-level="4">Symbol Grouping using LIBRARIES- Prefix Convention</text:h>
      <text:p text:style-name="P10"><text:span text:style-name="T12">Every libraries SHALL use the uppercase “</text:span><text:span text:style-name="T5">LIBRARIES-</text:span><text:span text:style-name="T12">” prefix convention stated earlier to minimize symbol collisions</text:span>. That way, a function with similar intention and naming can be reused while having the LIBRARIES- prefix differentiating them. Here’s a case study where the function name is “<text:span text:style-name="T2">Create</text:span>” being reused across multiple libraries:</text:p>
      <text:p text:style-name="P7">TAR_Create ...</text:p>
      <text:p text:style-name="P7">ZIP_Create ...</text:p>
      <text:p text:style-name="P7">XZ_Create …</text:p>
      <text:p text:style-name="P8">MSI_Create …</text:p>
      <text:p text:style-name="P10"/>
      <text:h text:style-name="Heading_20_4" text:outline-level="4">Keep Everything in AutomataCI/ Directory</text:h>
      <text:p text:style-name="P12">To ensure future upgrades availability and ease of distributions, <text:span text:style-name="T5">please keep every AutomataCI stuffs inside automataCI/ directory</text:span>. As demonstrated in the quick start section, AutomataCI customers shall only update <text:span text:style-name="T2">automataCI/</text:span> directory from the upstream and perform any localized patching later.</text:p>
      <text:p text:style-name="P12"/>
      <text:p text:style-name="P12">We only want to distribute that directory and that’s i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face style:name="Noto Sans CJK SC Light" svg:font-family="'Noto Sans CJK SC Light'" style:font-family-generic="swiss"/>
    <style:font-face style:name="Noto Sans Devanagari" svg:font-family="'Noto Sans Devanagari'" style:font-family-generic="system" style:font-pitch="variable"/>
    <style:font-face style:name="Noto Serif" svg:font-family="'Noto Serif'" style:font-adornments="Bold" style:font-family-generic="roman" style:font-pitch="variable"/>
    <style:font-face style:name="Noto Serif CJK SC" svg:font-family="'Noto Serif CJK SC'" style:font-family-generic="system" style:font-pitch="variable"/>
    <style:font-face style:name="Noto Serif CJK SC Black" svg:font-family="'Noto Serif CJK SC Black'" style:font-family-generic="roman"/>
    <style:font-face style:name="Noto Serif CJK SC Light" svg:font-family="'Noto Serif CJK SC Light'" style:font-adornments="Italic" style:font-family-generic="roman" style:font-pitch="variable"/>
    <style:font-face style:name="Noto Serif CJK SC Light1" svg:font-family="'Noto Serif CJK SC Light'" style:font-adornments="Regular" style:font-family-generic="roman" style:font-pitch="variable"/>
    <style:font-face style:name="Noto Serif1" svg:font-family="'Noto Serif'" style:font-adornments="Italic" style:font-family-generic="roman" style:font-pitch="variable"/>
    <style:font-face style:name="Noto Serif2" svg:font-family="'Noto Serif'"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Noto Serif2" fo:font-family="'Noto Serif'" style:font-style-name="Regular" style:font-family-generic="roman" style:font-pitch="variable" style:font-name-asian="Noto Serif CJK SC Light1" style:font-family-asian="'Noto Serif CJK SC Light'" style:font-style-name-asian="Regular" style:font-family-generic-asian="roman" style:font-pitch-asian="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erif2" fo:font-family="'Noto Serif'" style:font-style-name="Regular" style:font-family-generic="roman" style:font-pitch="variable"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style:contextual-spacing="false" fo:line-height="115%" style:register-true="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style:font-name="Noto Serif1" fo:font-family="'Noto Serif'" style:font-style-name="Italic" style:font-family-generic="roman" style:font-pitch="variable" fo:font-size="13pt" fo:font-style="normal" style:font-name-asian="Noto Serif CJK SC Light" style:font-family-asian="'Noto Serif CJK SC Light'" style:font-style-name-asian="Italic" style:font-family-generic-asian="roman" style:font-pitch-asian="variable" style:font-size-asian="13pt" style:font-style-asian="normal"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Noto Serif" fo:font-family="'Noto Serif'" style:font-style-name="Bold" style:font-family-generic="roman" style:font-pitch="variable" fo:font-size="13pt" fo:font-weight="bold" style:font-name-asian="Noto Serif CJK SC" style:font-family-asian="'Noto Serif CJK SC'" style:font-family-generic-asian="system" style:font-pitch-asian="variable" style:font-size-asian="13pt" style:font-weight-asian="bold" style:font-name-complex="Noto Sans Devanagari" style:font-family-complex="'Noto Sans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3pt" fo:font-style="normal" fo:font-weight="bold" style:font-size-asian="13pt" style:font-style-asian="normal"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3pt" fo:font-weight="bold" style:font-size-asian="13pt" style:font-weight-asian="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3pt" fo:font-style="normal" fo:font-weight="bold" style:font-size-asian="13pt" style:font-style-asian="normal" style:font-weight-asian="bold" style:font-size-complex="10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13pt" fo:font-weight="bold" style:font-size-asian="13pt" style:font-weight-asian="bold" style:font-size-complex="9pt"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13pt" fo:font-weight="bold" style:font-size-asian="13pt" style:font-weight-asian="bold" style:font-size-complex="9pt"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normal" fo:font-weight="bold" style:font-size-asian="13pt" style:font-style-asian="normal" style:font-weight-asian="bold" style:font-size-complex="13pt" style:font-style-complex="italic"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Contents_20_7" style:display-name="Contents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Contents_20_8" style:display-name="Contents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Figure" style:family="paragraph" style:parent-style-name="Caption" style:class="extra">
      <style:paragraph-properties fo:text-align="center" style:justify-single-word="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0.14pt solid #808080" text:number-lines="false" text:line-number="0" style:join-border="false"/>
      <style:text-properties fo:font-size="2pt" style:font-size-asian="2pt" style:font-size-complex="6pt"/>
    </style:style>
    <style:style style:name="Frame_20_contents" style:display-name="Frame contents" style:family="paragraph" style:parent-style-name="Standard" style:class="extra">
      <style:paragraph-properties fo:margin-top="0in" fo:margin-bottom="0.15in" style:contextual-spacing="false" fo:line-height="115%" fo:padding="0.0201in" fo:border="0.06pt solid #666666">
        <style:tab-stops/>
      </style:paragraph-properties>
    </style:style>
    <style:style style:name="Text" style:family="paragraph" style:parent-style-name="Caption" style:class="extra"/>
    <style:style style:name="Tabl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0.75in" fo:text-indent="-0.75in" fo:margin-left="0.75in"/>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0.75in" fo:text-indent="-0.75in" fo:margin-left="0.75in"/>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text:list-tab-stop-position="1in" fo:text-indent="-1in" fo:margin-left="1in"/>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text:list-tab-stop-position="1in" fo:text-indent="-1in" fo:margin-left="1in"/>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text:list-tab-stop-position="1.25in" fo:text-indent="-1.25in" fo:margin-left="1.25in"/>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text:list-tab-stop-position="1.5in" fo:text-indent="-1.5in" fo:margin-left="1.5in"/>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text:list-tab-stop-position="1.75in" fo:text-indent="-1.75in" fo:margin-left="1.75in"/>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listtab" text:list-tab-stop-position="2in" fo:text-indent="-2in" fo:margin-left="2in"/>
        </style:list-level-properties>
      </text:outline-level-style>
      <text:outline-level-style text:level="10" loext:num-list-format="%1%.%2%.%3%.%4%.%5%.%6%.%7%.%8%.%9%.%10%." style:num-suffix="." style:num-format="1" text:display-levels="10">
        <style:list-level-properties text:list-level-position-and-space-mode="label-alignment">
          <style:list-level-label-alignment text:label-followed-by="listtab" text:list-tab-stop-position="2in" fo:text-indent="-2in" fo:margin-left="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8pt" officeooo:paragraph-rsid="0015a564" style:font-size-asian="8pt" style:font-size-complex="8pt"/>
    </style:style>
    <style:style style:name="MP2" style:family="paragraph" style:parent-style-name="Header">
      <style:text-properties fo:font-size="8pt" style:font-size-asian="7pt" style:font-size-complex="8pt"/>
    </style:style>
    <style:style style:name="MP3" style:family="paragraph" style:parent-style-name="Footer">
      <style:paragraph-properties fo:text-align="center" style:justify-single-word="false"/>
      <style:text-properties fo:font-size="8pt" style:font-size-asian="8pt" style:font-size-complex="8pt"/>
    </style:style>
    <style:style style:name="MP4" style:family="paragraph" style:parent-style-name="Header">
      <style:paragraph-properties fo:text-align="end" style:justify-single-word="false"/>
      <style:text-properties fo:font-size="8pt" officeooo:paragraph-rsid="0005e54c" style:font-size-asian="7pt" style:font-size-complex="8pt"/>
    </style:style>
    <style:style style:name="MP5" style:family="paragraph" style:parent-style-name="Horizontal_20_Line">
      <style:paragraph-properties fo:text-align="end" style:justify-single-word="false"/>
      <style:text-properties officeooo:paragraph-rsid="0005e54c"/>
    </style:style>
    <style:style style:name="MP6" style:family="paragraph" style:parent-style-name="Footer">
      <style:paragraph-properties fo:text-align="center" style:justify-single-word="false"/>
      <style:text-properties fo:font-size="8pt" officeooo:paragraph-rsid="00037b26" style:font-size-asian="8pt" style:font-size-complex="8pt"/>
    </style:style>
    <style:style style:name="MT1" style:family="text">
      <style:text-properties officeooo:rsid="00036993"/>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0%" draw:fill-image-height="100%"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none" draw:background-size="full" draw:fill-color="#729fcf" draw:fill-image-width="100%" draw:fill-image-height="100%"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next-style-name="Left_20_Page">
      <style:footer>
        <text:p text:style-name="MP1"><text:page-number text:select-page="current">1</text:page-number><text:s/>of <text:page-count>4</text:page-count></text:p>
      </style:footer>
    </style:master-page>
    <style:master-page style:name="Left_20_Page" style:display-name="Left Page" style:page-layout-name="Mpm2" draw:style-name="Mdp2" style:next-style-name="Right_20_Page">
      <style:header>
        <text:p text:style-name="MP2"><text:title>AutomataCI Engineering Specification</text:title><text:s/>- <text:subject>The handbook for operating AutomataCI</text:subject></text:p>
        <text:p text:style-name="Horizontal_20_Line"/>
      </style:header>
      <style:footer>
        <text:p text:style-name="MP3"><text:page-number text:select-page="current">2</text:page-number><text:s/><text:span text:style-name="MT1">of </text:span><text:page-count>4</text:page-count></text:p>
      </style:footer>
    </style:master-page>
    <style:master-page style:name="Right_20_Page" style:display-name="Right Page" style:page-layout-name="Mpm3" draw:style-name="Mdp2" style:next-style-name="Left_20_Page">
      <style:header>
        <text:p text:style-name="MP4"><text:subject>The handbook for operating AutomataCI</text:subject><text:s/>- <text:title>AutomataCI Engineering Specification</text:title></text:p>
        <text:p text:style-name="MP5"/>
      </style:header>
      <style:footer>
        <text:p text:style-name="MP6"><text:page-number text:select-page="current">3</text:page-number><text:s/><text:span text:style-name="MT1">of </text:span><text:page-count>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20:33:18.290177163</meta:creation-date>
    <dc:title>AutomataCI Engineering Specification</dc:title>
    <meta:generator>LibreOffice/7.6.2.1$Linux_X86_64 LibreOffice_project/56f7684011345957bbf33a7ee678afaf4d2ba333</meta:generator>
    <meta:editing-duration>PT17H22M31S</meta:editing-duration>
    <meta:editing-cycles>32</meta:editing-cycles>
    <dc:subject>The handbook for operating AutomataCI</dc:subject>
    <meta:initial-creator>Kean Ho Chew</meta:initial-creator>
    <meta:keyword>AutomataCI</meta:keyword>
    <meta:keyword>English</meta:keyword>
    <meta:print-date>2023-11-17T21:12:35.832553184</meta:print-date>
    <meta:printed-by>PDF files: Kean Ho Chew</meta:printed-by>
    <dc:date>2023-12-07T11:52:38.363837018</dc:date>
    <dc:creator>Kean Ho Chew</dc:creator>
    <meta:document-statistic meta:table-count="1" meta:image-count="0" meta:object-count="0" meta:page-count="4" meta:paragraph-count="69" meta:word-count="706" meta:character-count="4944" meta:non-whitespace-character-count="4314"/>
    <meta:template xlink:type="simple" xlink:actuate="onRequest" xlink:title="Official Book" xlink:href="../../templates/Book.ott" meta:date="2023-11-17T20:33:17.245827505"/>
  </office:meta>
</office:document-meta>
</file>